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iti SC" svg:font-family="'Heiti SC'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4pt" officeooo:rsid="00166bee" officeooo:paragraph-rsid="00166bee" style:font-size-asian="14pt" style:font-name-complex="Khmer OS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Khmer OS" fo:font-size="14pt" officeooo:rsid="00166bee" officeooo:paragraph-rsid="00166bee" style:font-size-asian="14pt" style:font-name-complex="Khmer OS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Khmer OS" fo:font-size="14pt" officeooo:rsid="00166bee" officeooo:paragraph-rsid="00166bee" style:font-size-asian="14pt" style:font-name-complex="Khmer OS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Khmer OS" fo:font-size="14pt" officeooo:rsid="00166bee" officeooo:paragraph-rsid="001ba874" style:font-size-asian="14pt" style:font-name-complex="Khmer OS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Khmer OS" fo:font-size="14pt" officeooo:rsid="0019ee67" officeooo:paragraph-rsid="0019ee67" style:font-size-asian="14pt" style:font-name-complex="Khmer OS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Khmer OS" fo:font-size="14pt" officeooo:rsid="001cb496" officeooo:paragraph-rsid="001dd672" style:font-size-asian="14pt" style:font-name-complex="Khmer OS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Khmer OS" fo:font-size="14pt" officeooo:rsid="001cb496" officeooo:paragraph-rsid="001eee2e" style:font-size-asian="14pt" style:font-name-complex="Khmer OS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Khmer OS" fo:font-size="14pt" officeooo:rsid="001cb496" officeooo:paragraph-rsid="001f2341" style:font-size-asian="14pt" style:font-name-complex="Khmer OS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Khmer OS" fo:font-size="14pt" officeooo:rsid="001cb496" officeooo:paragraph-rsid="001f440f" style:font-size-asian="14pt" style:font-name-complex="Khmer OS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Khmer OS" fo:font-size="14pt" officeooo:rsid="001cb496" officeooo:paragraph-rsid="001feee7" style:font-size-asian="14pt" style:font-name-complex="Khmer OS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Khmer OS" fo:font-size="14pt" officeooo:rsid="001cb496" officeooo:paragraph-rsid="001ffc16" style:font-size-asian="14pt" style:font-name-complex="Khmer OS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Khmer OS" fo:font-size="16pt" fo:font-weight="bold" officeooo:rsid="00166bee" officeooo:paragraph-rsid="00166bee" style:font-size-asian="16pt" style:font-weight-asian="bold" style:font-name-complex="Khmer OS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Heiti SC" fo:font-size="14pt" officeooo:rsid="00166bee" officeooo:paragraph-rsid="001ba874" style:font-size-asian="14pt" style:font-name-complex="Khmer OS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Heiti SC" fo:font-size="14pt" officeooo:rsid="001cb496" officeooo:paragraph-rsid="001dd672" style:font-size-asian="14pt" style:font-name-complex="Khmer OS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Heiti SC" fo:font-size="14pt" officeooo:rsid="001cb496" officeooo:paragraph-rsid="001f440f" style:font-size-asian="14pt" style:font-name-complex="Khmer OS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Heiti SC" fo:font-size="14pt" officeooo:rsid="001cb496" officeooo:paragraph-rsid="001f2341" style:font-size-asian="14pt" style:font-name-complex="Khmer OS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Heiti SC" fo:font-size="14pt" officeooo:rsid="001cb496" officeooo:paragraph-rsid="001ffc16" style:font-size-asian="14pt" style:font-name-complex="Khmer OS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Heiti SC" fo:font-size="14pt" officeooo:rsid="001cb496" officeooo:paragraph-rsid="002102a3" style:font-size-asian="14pt" style:font-name-complex="Khmer OS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Heiti SC" fo:font-size="14pt" officeooo:rsid="001dd672" officeooo:paragraph-rsid="001dd672" style:font-size-asian="14pt" style:font-name-complex="Khmer OS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Heiti SC" fo:font-size="14pt" officeooo:rsid="001eee2e" officeooo:paragraph-rsid="001eee2e" style:font-size-asian="14pt" style:font-name-complex="Khmer OS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Heiti SC" fo:font-size="14pt" officeooo:rsid="001f2341" officeooo:paragraph-rsid="001f2341" style:font-size-asian="14pt" style:font-name-complex="Khmer OS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Heiti SC" fo:font-size="14pt" officeooo:rsid="001f2341" officeooo:paragraph-rsid="001f440f" style:font-size-asian="14pt" style:font-name-complex="Khmer OS" style:font-size-complex="14pt"/>
    </style:style>
    <style:style style:name="T1" style:family="text">
      <style:text-properties officeooo:rsid="001766f7"/>
    </style:style>
    <style:style style:name="T2" style:family="text">
      <style:text-properties officeooo:rsid="00184caa"/>
    </style:style>
    <style:style style:name="T3" style:family="text">
      <style:text-properties fo:font-weight="bold" officeooo:rsid="00184caa" style:font-weight-asian="bold" style:font-weight-complex="bold"/>
    </style:style>
    <style:style style:name="T4" style:family="text">
      <style:text-properties fo:font-weight="bold" officeooo:rsid="001dd672" style:font-weight-asian="bold" style:font-weight-complex="bold"/>
    </style:style>
    <style:style style:name="T5" style:family="text">
      <style:text-properties fo:font-weight="bold" officeooo:rsid="001eee2e" style:font-weight-asian="bold" style:font-weight-complex="bold"/>
    </style:style>
    <style:style style:name="T6" style:family="text">
      <style:text-properties fo:font-weight="bold" officeooo:rsid="001f2341" style:font-weight-asian="bold" style:font-weight-complex="bold"/>
    </style:style>
    <style:style style:name="T7" style:family="text">
      <style:text-properties fo:font-weight="bold" officeooo:rsid="001f440f" style:font-weight-asian="bold" style:font-weight-complex="bold"/>
    </style:style>
    <style:style style:name="T8" style:family="text">
      <style:text-properties fo:font-weight="bold" officeooo:rsid="001feee7" style:font-weight-asian="bold" style:font-weight-complex="bold"/>
    </style:style>
    <style:style style:name="T9" style:family="text">
      <style:text-properties fo:font-weight="bold" officeooo:rsid="001ffc16" style:font-weight-asian="bold" style:font-weight-complex="bold"/>
    </style:style>
    <style:style style:name="T10" style:family="text">
      <style:text-properties officeooo:rsid="0019ee67"/>
    </style:style>
    <style:style style:name="T11" style:family="text">
      <style:text-properties fo:font-weight="normal" officeooo:rsid="00184caa" style:font-weight-asian="normal" style:font-weight-complex="normal"/>
    </style:style>
    <style:style style:name="T12" style:family="text">
      <style:text-properties fo:font-weight="normal" officeooo:rsid="0019ee67" style:font-weight-asian="normal" style:font-weight-complex="normal"/>
    </style:style>
    <style:style style:name="T13" style:family="text">
      <style:text-properties officeooo:rsid="001ba874"/>
    </style:style>
    <style:style style:name="T14" style:family="text">
      <style:text-properties style:font-name="Heiti SC"/>
    </style:style>
    <style:style style:name="T15" style:family="text">
      <style:text-properties style:font-name="Heiti SC" officeooo:rsid="001ba874"/>
    </style:style>
    <style:style style:name="T16" style:family="text">
      <style:text-properties style:font-name="Heiti SC" officeooo:rsid="001dd672"/>
    </style:style>
    <style:style style:name="T17" style:family="text">
      <style:text-properties style:font-name="Heiti SC" officeooo:rsid="001f2341"/>
    </style:style>
    <style:style style:name="T18" style:family="text">
      <style:text-properties style:font-name="Heiti SC" officeooo:rsid="001eee2e"/>
    </style:style>
    <style:style style:name="T19" style:family="text">
      <style:text-properties style:font-name="Heiti SC" officeooo:rsid="001ffc16"/>
    </style:style>
    <style:style style:name="T20" style:family="text">
      <style:text-properties style:font-name="Heiti SC" officeooo:rsid="001feee7"/>
    </style:style>
    <style:style style:name="T21" style:family="text">
      <style:text-properties style:font-name="Heiti SC" officeooo:rsid="00228b86"/>
    </style:style>
    <style:style style:name="T22" style:family="text">
      <style:text-properties officeooo:rsid="001dd672"/>
    </style:style>
    <style:style style:name="T23" style:family="text">
      <style:text-properties officeooo:rsid="001eee2e"/>
    </style:style>
    <style:style style:name="T24" style:family="text">
      <style:text-properties officeooo:rsid="001f2341"/>
    </style:style>
    <style:style style:name="T25" style:family="text">
      <style:text-properties officeooo:rsid="001f440f"/>
    </style:style>
    <style:style style:name="T26" style:family="text">
      <style:text-properties officeooo:rsid="001feee7"/>
    </style:style>
    <style:style style:name="T27" style:family="text">
      <style:text-properties officeooo:rsid="001ffc16"/>
    </style:style>
    <style:style style:name="T28" style:family="text">
      <style:text-properties officeooo:rsid="002102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/text:p>
      <text:p text:style-name="P1"/>
      <text:p text:style-name="P12">Exam</text:p>
      <text:p text:style-name="P2"/>
      <text:p text:style-name="P3"><text:span text:style-name="T22">I</text:span>. <text:line-break/><text:tab/><text:span text:style-name="T2">1.1 </text:span>សារះសំខាន់នៃ <text:span text:style-name="T1">Exception:<text:line-break/><text:tab/>- ងាយស្រួលគ្រប់គ្រង Errorដែលអាចនឹងកើតឡើងនៅក្នុងកូដ</text:span></text:p>
      <text:p text:style-name="P4"><text:tab/>- អាចបែងចែក<text:span text:style-name="T1">ប្រភេទនៃ Error<text:line-break/><text:line-break/> <text:tab/></text:span><text:span text:style-name="T2">1.2 បង្ហាញពីលក្ខណះខុសគ្នា Early binding នឹង Late binding<text:line-break/> <text:tab/></text:span><text:span text:style-name="T3">Early Binding:<text:line-break/> <text:tab/></text:span><text:span text:style-name="T11">- </text:span><text:span text:style-name="T12">Data ជាប្រភេទ (Static)</text:span><text:span text:style-name="T2"><text:line-break/> <text:tab/>- វាដំណើរការនៅពេលcompile time<text:line-break/> <text:tab/>- កម្មវិធីដែលបានបង្កើតនឹងមានដំណើរការលឿនជាង Late binding<text:line-break/> <text:tab/></text:span><text:span text:style-name="T3">Late Binding:<text:line-break/> <text:tab/></text:span><text:span text:style-name="T11">- </text:span><text:span text:style-name="T12">Data ជាប្រភេទ (Dynamic)</text:span><text:span text:style-name="T2"><text:line-break/> <text:tab/>- វាដំណើរការនៅពេល</text:span><text:span text:style-name="T10">run </text:span><text:span text:style-name="T2">time<text:line-break/> <text:tab/>- កម្មវិធីដែលបានបង្កើតនឹងមានដំណើរការយឺតជាង Late binding<text:line-break/><text:line-break/> <text:tab/></text:span><text:span text:style-name="T13">1.3 <text:line-break/> <text:tab/></text:span><text:span text:style-name="T15">template &lt;typename T&gt;</text:span></text:p>
      <text:p text:style-name="P13"><text:s/><text:tab/>T&amp; myMin(T arr){</text:p>
      <text:p text:style-name="P13"><text:s text:c="4"/><text:tab/><text:tab/>int size = sizeof(arr) / arr[0];</text:p>
      <text:p text:style-name="P13"><text:tab/><text:tab/>int temp;</text:p>
      <text:p text:style-name="P13"><text:soft-page-break/><text:tab/><text:tab/>temp = arr[0];</text:p>
      <text:p text:style-name="P13"><text:tab/><text:tab/>for ( int i = 1; i &lt; size; i++){</text:p>
      <text:p text:style-name="P13"><text:tab/><text:tab/><text:tab/>if (temp &gt; arr[i]){</text:p>
      <text:p text:style-name="P13"><text:tab/><text:tab/><text:tab/><text:tab/>temp = arr[i];</text:p>
      <text:p text:style-name="P13"><text:tab/><text:tab/><text:tab/>}</text:p>
      <text:p text:style-name="P13"><text:tab/><text:tab/>}</text:p>
      <text:p text:style-name="P13"><text:tab/></text:p>
      <text:p text:style-name="P13"><text:tab/><text:tab/>cout&lt;&lt;temp;<text:tab/></text:p>
      <text:p text:style-name="P13"><text:tab/>}</text:p>
      <text:p text:style-name="P4"/>
      <text:p text:style-name="P6">1.4 សរសេរStatement Read file</text:p>
      <text:p text:style-name="P6"><text:tab/><text:tab/><text:span text:style-name="T16">int size = 50;</text:span></text:p>
      <text:p text:style-name="P14"><text:tab/><text:tab/><text:span text:style-name="T22">int arr[size];</text:span><text:line-break/><text:tab/><text:tab/>ifstream f<text:span text:style-name="T22">in</text:span>;</text:p>
      <text:p text:style-name="P6"><text:span text:style-name="T14"><text:tab/><text:tab/></text:span><text:span text:style-name="T16">fin.open</text:span><text:span text:style-name="T14">("E:</text:span><text:a xlink:type="simple" xlink:href="file://year2//sample.txt" text:style-name="Internet_20_link" text:visited-style-name="Visited_20_Internet_20_Link"><text:span text:style-name="T14">\\year2\\sample.txt</text:span></text:a><text:span text:style-name="T14">", </text:span><text:span text:style-name="T16">ios::in</text:span><text:span text:style-name="T14">);<text:line-break/><text:tab/><text:tab/></text:span><text:span text:style-name="T16">while(file){</text:span></text:p>
      <text:p text:style-name="P19"><text:tab/><text:tab/><text:tab/>fin.getline(arr, size);<text:line-break/><text:tab/><text:tab/><text:tab/>cout&lt;&lt;arr;</text:p>
      <text:p text:style-name="P19"><text:tab/><text:tab/>}</text:p>
      <text:p text:style-name="P14"/>
      <text:p text:style-name="P14"><text:tab/><text:tab/><text:span text:style-name="T22">fin.close();</text:span></text:p>
      <text:p text:style-name="P6"/>
      <text:p text:style-name="P6"><text:span text:style-name="T22">II. គេអោយClass Drinkតាងអោយភេសជ្ជះ<text:line-break/><text:tab/>1. សរសេរDefinition:<text:line-break/><text:tab/><text:tab/></text:span><text:span text:style-name="T4">a. Constructor:</text:span><text:span text:style-name="T22"><text:line-break/><text:tab/><text:tab/></text:span><text:span text:style-name="T16">Drink::Drink(int c, char na, float p){</text:span></text:p>
      <text:p text:style-name="P19"><text:tab/><text:tab/><text:tab/>code = c;</text:p>
      <text:p text:style-name="P14"><text:tab/><text:tab/><text:tab/><text:span text:style-name="T22">strcpy(name, na);</text:span></text:p>
      <text:p text:style-name="P14"><text:tab/><text:tab/><text:tab/><text:span text:style-name="T22">price = p;</text:span></text:p>
      <text:p text:style-name="P7"><text:span text:style-name="T16"><text:tab/><text:tab/>}</text:span><text:span text:style-name="T22"><text:line-break/><text:tab/><text:tab/></text:span><text:span text:style-name="T4">b. Operator+</text:span><text:span text:style-name="T22"><text:line-break/><text:tab/><text:tab/></text:span><text:span text:style-name="T16">Drink::float </text:span><text:span text:style-name="T18">operator + (Drink d){</text:span></text:p>
      <text:p text:style-name="P20"><text:tab/><text:tab/><text:tab/>return price + d.price;</text:p>
      <text:p text:style-name="P7"><text:span text:style-name="T18"><text:tab/><text:tab/>}</text:span><text:span text:style-name="T23"><text:line-break/><text:tab/><text:tab/></text:span><text:span text:style-name="T5">c. Operator &lt;&lt;</text:span><text:span text:style-name="T23"><text:line-break/></text:span><text:soft-page-break/><text:span text:style-name="T23"><text:tab/><text:tab/></text:span><text:span text:style-name="T18">Drink::friend ostream&amp; operator &lt;&lt; (ostream &amp;out, Drink &amp;d){<text:line-break/><text:tab/><text:tab/><text:tab/>out&lt;&lt;”Code”&lt;&lt;d.code&lt;&lt;endl;</text:span></text:p>
      <text:p text:style-name="P7"><text:span text:style-name="T18"><text:tab/><text:tab/><text:tab/>out&lt;&lt;”Name”&lt;&lt;d.name&lt;&lt;endl;<text:line-break/><text:tab/><text:tab/><text:tab/>out&lt;&lt;”Price”&lt;&lt;d.price&lt;&lt;endl;<text:line-break/><text:tab/><text:tab/><text:tab/>return out;<text:line-break/><text:tab/><text:tab/>}</text:span><text:span text:style-name="T23"><text:line-break/><text:tab/><text:tab/></text:span><text:span text:style-name="T6">d</text:span><text:span text:style-name="T5">. Operator &gt;&gt;</text:span><text:span text:style-name="T23"><text:line-break/><text:tab/><text:tab/></text:span><text:span text:style-name="T18">Drink::friend istream&amp; operator &gt;&gt; (istream &amp;is, Drink &amp;d){<text:line-break/><text:tab/><text:tab/><text:tab/>cout&lt;&lt;”Code”; is&gt;&gt;d.code;</text:span></text:p>
      <text:p text:style-name="P20"><text:tab/><text:tab/><text:tab/>cout&lt;&lt;”Name”; is.get(d.name);</text:p>
      <text:p text:style-name="P8"><text:span text:style-name="T18"><text:tab/><text:tab/><text:tab/>cout&lt;&lt;”Price”; is&lt;&lt;d.price;<text:line-break/><text:tab/><text:tab/><text:tab/>return is;<text:line-break/><text:tab/><text:tab/>}</text:span><text:span text:style-name="T23"><text:line-break/><text:line-break/><text:tab/></text:span><text:span text:style-name="T24">2. សរសេរStatement<text:line-break/><text:tab/><text:tab/></text:span><text:span text:style-name="T6">a. Write ចំនួន5Object:</text:span><text:span text:style-name="T24"><text:line-break/><text:tab/><text:tab/></text:span><text:span text:style-name="T17">void writeFile() {</text:span></text:p>
      <text:p text:style-name="P21"><text:tab/><text:tab/><text:tab/>Drink d[5];<text:line-break/><text:tab/><text:tab/><text:tab/>ostream fout;</text:p>
      <text:p text:style-name="P16"><text:tab/><text:tab/><text:tab/><text:span text:style-name="T24">fout.open(“drink.bin”, ios::binary | ios::out);</text:span></text:p>
      <text:p text:style-name="P16"><text:tab/><text:tab/><text:tab/><text:span text:style-name="T24">if (!fout){<text:line-break/><text:tab/><text:tab/><text:tab/><text:tab/>cout&lt;&lt;”Cannot open file”;<text:line-break/><text:tab/><text:tab/><text:tab/><text:tab/>return 0;<text:line-break/><text:tab/><text:tab/><text:tab/>}<text:line-break/><text:tab/><text:tab/><text:tab/>for (int i = 0; i&lt;5; i++){</text:span></text:p>
      <text:p text:style-name="P15"><text:span text:style-name="T24"><text:tab/><text:tab/><text:tab/><text:tab/>cin&gt;&gt;d[i];<text:line-break/><text:tab/><text:tab/><text:tab/>}<text:line-break/><text:tab/><text:tab/><text:tab/><text:line-break/><text:tab/><text:tab/><text:tab/>// </text:span><text:span text:style-name="T25">Write</text:span><text:span text:style-name="T24"><text:line-break/><text:tab/><text:tab/><text:tab/>for (int i = 0; i&lt;5; i++){</text:span></text:p>
      <text:p text:style-name="P15"><text:span text:style-name="T24"><text:tab/><text:tab/><text:tab/><text:tab/></text:span><text:span text:style-name="T25">fout.write( (char*) &amp;d[i], 5 * sizeof(Drink));</text:span><text:span text:style-name="T24"><text:line-break/><text:tab/><text:tab/><text:tab/>}<text:line-break/><text:tab/><text:tab/><text:tab/></text:span><text:span text:style-name="T25">fout.close();</text:span></text:p>
      <text:p text:style-name="P22"><text:tab/><text:tab/>}</text:p>
      <text:p text:style-name="P9"><text:span text:style-name="T24"><text:tab/><text:tab/></text:span><text:span text:style-name="T7">B</text:span><text:span text:style-name="T6">. </text:span><text:span text:style-name="T7">Read</text:span><text:span text:style-name="T6">:</text:span><text:span text:style-name="T24"><text:line-break/><text:tab/><text:tab/></text:span><text:span text:style-name="T17">void writeFile() {</text:span></text:p>
      <text:p text:style-name="P15"><text:span text:style-name="T24"><text:tab/><text:tab/><text:tab/>Drink d[</text:span><text:span text:style-name="T25">10</text:span><text:span text:style-name="T24">];<text:line-break/><text:tab/><text:tab/><text:tab/></text:span><text:span text:style-name="T25">f</text:span><text:span text:style-name="T24">stream f</text:span><text:span text:style-name="T25">in</text:span><text:span text:style-name="T24">;</text:span></text:p>
      <text:p text:style-name="P15"><text:soft-page-break/><text:tab/><text:tab/><text:tab/><text:span text:style-name="T24">f</text:span><text:span text:style-name="T25">in</text:span><text:span text:style-name="T24">.open(“drink.bin”, ios::binary | ios::</text:span><text:span text:style-name="T25">in</text:span><text:span text:style-name="T24">);</text:span></text:p>
      <text:p text:style-name="P15"><text:tab/><text:tab/><text:tab/><text:span text:style-name="T24">if (!f</text:span><text:span text:style-name="T25">in</text:span><text:span text:style-name="T24">){<text:line-break/><text:tab/><text:tab/><text:tab/><text:tab/>cout&lt;&lt;”Cannot open file”;<text:line-break/><text:tab/><text:tab/><text:tab/><text:tab/>return 0;<text:line-break/><text:tab/><text:tab/><text:tab/>}<text:line-break/><text:tab/><text:tab/><text:tab/><text:line-break/><text:tab/><text:tab/><text:tab/>// </text:span><text:span text:style-name="T25">Read</text:span><text:span text:style-name="T24"><text:line-break/><text:tab/><text:tab/><text:tab/>for (int i = 0; i&lt;5; i++){</text:span></text:p>
      <text:p text:style-name="P15"><text:span text:style-name="T24"><text:tab/><text:tab/><text:tab/><text:tab/></text:span><text:span text:style-name="T25">fin.read( (char*) &amp;d[i], sizeof(Drink));</text:span><text:span text:style-name="T24"><text:line-break/><text:tab/><text:tab/><text:tab/>}<text:line-break/><text:tab/><text:tab/><text:tab/></text:span><text:span text:style-name="T25">fin.close();</text:span></text:p>
      <text:p text:style-name="P11"><text:span text:style-name="T17"><text:tab/><text:tab/>}</text:span><text:span text:style-name="T24"><text:line-break/><text:tab/><text:tab/></text:span><text:span text:style-name="T8">c. </text:span><text:span text:style-name="T9">Read Object តាមរយះលេខកូដសម្គាល់</text:span><text:span text:style-name="T27"><text:line-break/><text:tab/><text:tab/></text:span><text:span text:style-name="T17">void </text:span><text:span text:style-name="T21">read</text:span><text:span text:style-name="T17">File</text:span><text:span text:style-name="T19">WithCode</text:span><text:span text:style-name="T17">(</text:span><text:span text:style-name="T19">int code</text:span><text:span text:style-name="T17">) {</text:span></text:p>
      <text:p text:style-name="P18"><text:span text:style-name="T24"><text:tab/><text:tab/><text:tab/>Drink d[</text:span><text:span text:style-name="T25">10</text:span><text:span text:style-name="T24">];</text:span></text:p>
      <text:p text:style-name="P18"><text:span text:style-name="T24"><text:tab/><text:tab/><text:tab/></text:span><text:span text:style-name="T28">Drink tmp;</text:span><text:span text:style-name="T24"><text:line-break/><text:tab/><text:tab/><text:tab/></text:span><text:span text:style-name="T25">f</text:span><text:span text:style-name="T24">stream f</text:span><text:span text:style-name="T25">in</text:span><text:span text:style-name="T24">;</text:span></text:p>
      <text:p text:style-name="P17"><text:tab/><text:tab/><text:tab/><text:span text:style-name="T24">f</text:span><text:span text:style-name="T25">in</text:span><text:span text:style-name="T24">.open(“drink.bin”, ios::binary | ios::</text:span><text:span text:style-name="T25">in</text:span><text:span text:style-name="T24">);</text:span></text:p>
      <text:p text:style-name="P17"><text:tab/><text:tab/><text:tab/><text:span text:style-name="T24">if (!f</text:span><text:span text:style-name="T25">in</text:span><text:span text:style-name="T24">){<text:line-break/><text:tab/><text:tab/><text:tab/><text:tab/>cout&lt;&lt;”Cannot open file”;<text:line-break/><text:tab/><text:tab/><text:tab/><text:tab/>return 0;<text:line-break/><text:tab/><text:tab/><text:tab/>}<text:line-break/><text:tab/><text:tab/><text:tab/><text:line-break/><text:tab/><text:tab/><text:tab/>// </text:span><text:span text:style-name="T25">Read</text:span><text:span text:style-name="T24"><text:line-break/><text:tab/><text:tab/><text:tab/>for (int i = 0; i&lt;5; i++){</text:span></text:p>
      <text:p text:style-name="P17"><text:span text:style-name="T24"><text:tab/><text:tab/><text:tab/><text:tab/></text:span><text:span text:style-name="T25">fin.read( (char*) &amp;d[i], sizeof(Drink));<text:line-break/><text:tab/><text:tab/><text:tab/><text:tab/></text:span><text:span text:style-name="T28">if (temp.code == d[i].code){<text:line-break/><text:tab/><text:tab/><text:tab/><text:tab/><text:tab/>temp = d[i];<text:line-break/><text:tab/><text:tab/><text:tab/><text:tab/>}</text:span><text:span text:style-name="T24"><text:line-break/>.<text:tab/><text:tab/><text:tab/>}<text:line-break/><text:line-break/><text:tab/><text:tab/><text:tab/></text:span><text:span text:style-name="T28">cout&lt;&lt;temp&lt;&lt;endl;</text:span><text:span text:style-name="T24"><text:line-break/><text:tab/><text:tab/><text:tab/></text:span><text:span text:style-name="T25">fin.close();</text:span></text:p>
      <text:p text:style-name="P11"><text:span text:style-name="T17"><text:tab/><text:tab/>}</text:span><text:span text:style-name="T26"><text:line-break/><text:line-break/>III. </text:span><text:span text:style-name="T8">Design Class អនុវត្ត Polymorphism</text:span><text:span text:style-name="T26"><text:line-break/><text:tab/></text:span><text:span text:style-name="T20">class Worker{<text:line-break/><text:tab/><text:tab/>protected: <text:line-break/><text:tab/><text:tab/><text:tab/>int id;<text:line-break/><text:tab/><text:tab/><text:tab/>char Name[20];<text:line-break/><text:tab/><text:tab/><text:tab/>float salary;<text:line-break/><text:tab/><text:tab/>public:<text:line-break/></text:span><text:soft-page-break/><text:span text:style-name="T20"><text:tab/><text:tab/><text:tab/>void input();<text:line-break/><text:tab/><text:tab/><text:tab/>void output();<text:line-break/><text:tab/><text:tab/><text:tab/>float income();<text:line-break/><text:tab/>}<text:line-break/><text:tab/><text:line-break/><text:tab/>class Teacher : Public Worker{<text:line-break/><text:tab/><text:tab/><text:line-break/><text:tab/><text:tab/>private: <text:line-break/><text:tab/><text:tab/><text:tab/>int id;<text:line-break/><text:tab/><text:tab/><text:tab/>char Name[20];<text:line-break/><text:tab/><text:tab/><text:tab/>int hour;<text:line-break/><text:tab/><text:tab/><text:tab/>int rate;<text:line-break/><text:tab/><text:tab/>public: <text:line-break/><text:tab/><text:tab/><text:tab/>void input();<text:line-break/><text:tab/><text:tab/><text:tab/>void output();<text:line-break/><text:tab/><text:tab/><text:tab/>float income();</text:span></text:p>
      <text:p text:style-name="P10"><text:span text:style-name="T20"><text:tab/>}</text:span><text:span text:style-name="T24"><text:line-break/><text:tab/><text:tab/></text:span><text:span text:style-name="T22"><text:line-break/><text:tab/></text:span><text:line-break/><text:tab/><text:tab/></text:p>
      <text:p text:style-name="P5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iti SC" svg:font-family="'Heiti SC'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7T22:45:40.742644284</meta:creation-date>
    <dc:date>2021-08-18T09:26:12.505351157</dc:date>
    <meta:editing-duration>PT46M42S</meta:editing-duration>
    <meta:editing-cycles>10</meta:editing-cycles>
    <meta:generator>LibreOffice/7.1.4.2$MacOSX_X86_64 LibreOffice_project/a529a4fab45b75fefc5b6226684193eb000654f6</meta:generator>
    <meta:document-statistic meta:table-count="0" meta:image-count="0" meta:object-count="0" meta:page-count="5" meta:paragraph-count="53" meta:word-count="363" meta:character-count="2836" meta:non-whitespace-character-count="2135"/>
  </office:meta>
</office:document-meta>
</file>